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normal">
      <style:paragraph-properties fo:margin-left="1.27cm" fo:margin-top="0.423cm" fo:margin-bottom="0.423cm" style:contextual-spacing="false" fo:line-height="100%" fo:text-indent="0cm" style:auto-text-indent="false"/>
      <style:text-properties fo:font-size="12pt" fo:font-weight="bold" officeooo:paragraph-rsid="000feabd" style:font-size-asian="12pt" style:font-weight-asian="bold" style:font-size-complex="12pt"/>
    </style:style>
    <style:style style:name="P2" style:family="paragraph" style:parent-style-name="normal">
      <loext:graphic-properties draw:fill="solid" draw:fill-color="#ffffff"/>
      <style:paragraph-properties fo:margin-top="0cm" fo:margin-bottom="0.423cm" style:contextual-spacing="false" fo:line-height="100%" fo:text-align="justify" style:justify-single-word="false" fo:background-color="#ffffff"/>
      <style:text-properties officeooo:paragraph-rsid="000feabd"/>
    </style:style>
    <style:style style:name="P3" style:family="paragraph" style:parent-style-name="normal">
      <loext:graphic-properties draw:fill="solid" draw:fill-color="#ffffff"/>
      <style:paragraph-properties fo:margin-top="0.529cm" fo:margin-bottom="0.423cm" style:contextual-spacing="false" fo:line-height="100%" fo:text-align="justify" style:justify-single-word="false" fo:background-color="#ffffff"/>
      <style:text-properties officeooo:paragraph-rsid="000feabd"/>
    </style:style>
    <style:style style:name="T1" style:family="text">
      <style:text-properties fo:color="#ff0000" loext:opacity="100%" fo:font-size="12pt" fo:font-weight="bold" style:font-size-asian="12pt" style:font-weight-asian="bold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 loext:marker-style-name="T1"><text:span text:style-name="T1">Uma das rotas mais aguardadas da história do Aeroporto Internacional de Florianópolis, o voo entre Florianópolis e América do Norte e Caribe, via Panamá, agora é uma realidade. A partir de 25 de junho de 2024, os passageiros poderão embarcar no Aeroporto Internacional de Florianópolis em voos diretos para o Panamá, o chamado hub das Américas. De lá, poderá conectar diretamente para América do Norte e Caribe. O anúncio da chegada da nova rota operada pela Copa Airlines foi feito em evento realizado na tarde de hoje, no Terraço Panorâmico do Floripa Airport, com a presença de convidados e autoridades.</text:span></text:p>
      <text:p text:style-name="P3" loext:marker-style-name="T1"><text:span text:style-name="T1">A cidade do Panamá tem localização estratégica e papel fundamental na conectividade com a América do Norte e Caribe. A Copa opera, a partir de lá, 85 destinos em 32 países. A rota terá frequência de 3 vezes por semana, com capacidade para 160 passageiros, por voo e começa a operar em 25 de junho de 2024. Florianópolis passa a ser o sétimo destino da Copa Airlines no Brasil.</text:span></text:p>
      <text:p text:style-name="P3" loext:marker-style-name="T1"><text:span text:style-name="T1">“A chegada da Copa Airlines é um marco nas operações da Zurich Airport Brasil. A nova rota atende a um desejo antigo dos catarinenses, o que reforça nossa posição como porta de entrada do Estado. Agora, será fundamental intensificar a promoção turística de Santa Catarina nos mercados conectados pela Copa”, afirma Ricardo Gesse, CEO da Zurich Airport Brasil.</text:span></text:p>
      <text:p text:style-name="P3" loext:marker-style-name="T1"><text:span text:style-name="T1">Confira a frequência:<text:line-break/>• <text:s text:c="3"/>Quartas, sextas e segundas<text:line-break/>Saída de Florianópolis: 01h25 (horário local)<text:line-break/>Chegada no Panamá: 06h30 (horário local)<text:line-break/> <text:line-break/>• <text:s text:c="3"/>Terças, quinta e domingos<text:line-break/>Saída do Panamá: 15h23 (horário local)<text:line-break/>Chegada em Florianópolis: 00h22 (horário local)</text:span></text:p>
      <text:p text:style-name="P3" loext:marker-style-name="T1"><text:span text:style-name="T1">A venda das passagens inicia hoje pelo site www.copa.com, escritórios de vendas e call center.</text:span></text:p>
      <text:p text:style-name="P3" loext:marker-style-name="T1"><text:span text:style-name="T1">A rota inédita reforça a internacionalização do Aeroporto de Florianópolis, que passa a contar com as quatro companhias áreas internacionais operando regularmente - Copa Airlines, SKY, Flybondi e JetSMART.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normal" style:family="paragraph">
      <style:paragraph-properties fo:margin-top="0cm" fo:margin-bottom="0cm" style:contextual-spacing="false" fo:line-height="115%" fo:text-align="start" style:justify-single-word="false" fo:orphans="2" fo:widows="2" style:writing-mode="lr-tb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26T18:51:33.725000000</meta:creation-date>
    <dc:date>2024-03-26T18:51:37.319000000</dc:date>
    <meta:editing-duration>PT3S</meta:editing-duration>
    <meta:editing-cycles>1</meta:editing-cycles>
    <meta:document-statistic meta:table-count="0" meta:image-count="0" meta:object-count="0" meta:page-count="1" meta:paragraph-count="6" meta:word-count="308" meta:character-count="1900" meta:non-whitespace-character-count="1590"/>
    <meta:generator>LibreOffice/7.6.4.1$Windows_X86_64 LibreOffice_project/e19e193f88cd6c0525a17fb7a176ed8e6a3e2aa1</meta:generator>
  </office:meta>
</office:document-meta>
</file>